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d744e" officeooo:paragraph-rsid="0061784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c88a0" officeooo:paragraph-rsid="008c88a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88a0" officeooo:paragraph-rsid="008c88a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officeooo:paragraph-rsid="0085f68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5f68f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5f68f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88a0" officeooo:paragraph-rsid="008c88a0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c88a0" officeooo:paragraph-rsid="008c88a0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2" style:family="text">
      <style:text-properties style:text-line-through-style="none" style:text-line-through-type="none" fo:font-weight="bold" officeooo:rsid="004b8878" style:font-weight-asian="bold" style:font-weight-complex="bold"/>
    </style:style>
    <style:style style:name="T3" style:family="text">
      <style:text-properties style:text-line-through-style="none" style:text-line-through-type="none" fo:font-weight="bold" officeooo:rsid="0063d7bc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8a380f" style:font-weight-asian="bold" style:font-weight-complex="bold"/>
    </style:style>
    <style:style style:name="T5" style:family="text">
      <style:text-properties style:text-line-through-style="none" style:text-line-through-type="none" fo:font-weight="bold" officeooo:rsid="008eb0fe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8fa6b5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922f0a" style:font-weight-asian="bold" style:font-weight-complex="bold"/>
    </style:style>
    <style:style style:name="T8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6">1<text:span text:style-name="T8">xx</text:span> - Controls</text:p>
          </table:table-cell>
          <table:table-cell table:style-name="Table2.A1" office:value-type="string">
            <text:p text:style-name="P7">2xx - Ground</text:p>
          </table:table-cell>
          <table:table-cell table:style-name="Table2.C1" office:value-type="string">
            <text:p text:style-name="P7">3xx - Flight</text:p>
          </table:table-cell>
          <table:table-cell table:style-name="Table2.D1" office:value-type="string">
            <text:p text:style-name="P7">4xx - A2A</text:p>
          </table:table-cell>
          <table:table-cell table:style-name="Table2.D1" office:value-type="string">
            <text:p text:style-name="P7">5xx - A2G</text:p>
          </table:table-cell>
          <table:table-cell table:style-name="Table2.F1" office:value-type="string">
            <text:p text:style-name="P7">6xx - Misc</text:p>
          </table:table-cell>
        </table:table-row>
      </table:table>
      <text:p text:style-name="P5"><text:span text:style-name="T2">3</text:span><text:span text:style-name="T3">0</text:span><text:span text:style-name="T7">4</text:span><text:span text:style-name="T6">b</text:span><text:span text:style-name="T1"> - </text:span><text:span text:style-name="T2">Flight - </text:span><text:span text:style-name="T5">Data</text:span><text:span text:style-name="T4">link</text:span><text:span text:style-name="T6"> Team Member (COM page)</text:span></text:p>
      <text:p text:style-name="P1"/>
      <text:p text:style-name="P3">Sending messages/waypoints/mission data from the COM page</text:p>
      <text:list text:style-name="L1">
        <text:list-item>
          <text:p text:style-name="P8">Go to COM page.</text:p>
        </text:list-item>
        <text:list-item>
          <text:p text:style-name="P8">Press SEND OSB (B6 OSB).</text:p>
        </text:list-item>
        <text:list-item>
          <text:p text:style-name="P8">Press TEXT OSB to send text messages.</text:p>
          <text:list>
            <text:list-item>
              <text:p text:style-name="P8">Select MPS (T3 OSB) to send Mission Preset Messages (predefined messages)</text:p>
              <text:list>
                <text:list-item>
                  <text:p text:style-name="P8">Select message to send by pressing corresponding OSB, which will show the message in a popup box.</text:p>
                </text:list-item>
              </text:list>
            </text:list-item>
            <text:list-item>
              <text:p text:style-name="P8">or FREE (T4 OSB) to send free text</text:p>
              <text:list>
                <text:list-item>
                  <text:p text:style-name="P8">Select TEXT 1 - TEXT 4 OSB, enter message on Keyboard Unit, then press ENTER on KU.</text:p>
                </text:list-item>
                <text:list-item>
                  <text:p text:style-name="P8">Then select the TEXT 1-4 OSB again.</text:p>
                </text:list-item>
              </text:list>
            </text:list-item>
            <text:list-item>
              <text:p text:style-name="P8">Press SEND OSB (R6 OSB) to send to all Team Members in the Preset associated with your selected IDM radio.</text:p>
            </text:list-item>
            <text:list-item>
              <text:p text:style-name="P8">If anyone fails to acknowledge the message, EUFD will show XMIT NAK.</text:p>
            </text:list-item>
          </text:list>
        </text:list-item>
        <text:list-item>
          <text:p text:style-name="P8">Press CURRENT MISSION OSB to send mission data (waypoints, laser codes, routes, etc.)</text:p>
          <text:list>
            <text:list-item>
              <text:p text:style-name="P8">TODO...</text:p>
            </text:list-item>
          </text:list>
        </text:list-item>
      </text:list>
      <text:p text:style-name="P4"/>
      <text:p text:style-name="P3">Receiving messages/waypoints/mission data on COM page</text:p>
      <text:list text:style-name="L2">
        <text:list-item>
          <text:p text:style-name="P9">EUFD says DL MESSAGE and you get a ringing sound (maybe only sound if not in COM screen already??).</text:p>
        </text:list-item>
        <text:list-item>
          <text:p text:style-name="P9">Go to COM page.</text:p>
        </text:list-item>
        <text:list-item>
          <text:p text:style-name="P9">Press REC OSB (B5 OSB) to see list of received messages.</text:p>
        </text:list-item>
        <text:list-item>
          <text:p text:style-name="P9">Select message with OSB.</text:p>
          <text:list>
            <text:list-item>
              <text:p text:style-name="P9">If it's a TEXT message, then press RVW ("Review") OSB (T2 OSB) to see message.</text:p>
            </text:list-item>
            <text:list-item>
              <text:p text:style-name="P9">If it's WPT/HZD FILE, press STORE OSB (T2 OSB) to store data into selected LOCATION (CURR, MSN1, or MSN2, only CURR is implemented right now). <text:s/>WARNING This overwrites your current data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09:44:45.505000000</dc:date>
    <meta:editing-duration>P1DT16H55M51S</meta:editing-duration>
    <meta:editing-cycles>10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7" meta:word-count="264" meta:character-count="1363" meta:non-whitespace-character-count="1143"/>
  </office:meta>
</office:document-meta>
</file>